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Preformatted_20_Text">
      <style:paragraph-properties fo:text-align="justify" style:justify-single-word="false" style:writing-mode="lr-tb"/>
      <style:text-properties style:font-name="Liberation Serif" fo:font-size="12pt" style:font-size-asian="12pt" style:font-size-complex="12pt"/>
    </style:style>
    <style:style style:name="P3" style:family="paragraph" style:parent-style-name="Preformatted_20_Text">
      <style:paragraph-properties fo:text-align="justify" style:justify-single-word="false" style:writing-mode="lr-tb"/>
    </style:style>
    <style:style style:name="P4" style:family="paragraph" style:parent-style-name="Standard">
      <style:paragraph-properties fo:text-align="justify" style:justify-single-word="false"/>
    </style:style>
    <style:style style:name="P5" style:family="paragraph" style:parent-style-name="Standard" style:list-style-name="L1">
      <style:paragraph-properties fo:text-align="justify" style:justify-single-word="false"/>
    </style:style>
    <style:style style:name="P6" style:family="paragraph" style:parent-style-name="Standard" style:list-style-name="L2">
      <style:paragraph-properties fo:text-align="justify" style:justify-single-word="false"/>
    </style:style>
    <style:style style:name="P7" style:family="paragraph" style:parent-style-name="Standard" style:list-style-name="L3">
      <style:paragraph-properties fo:text-align="justify" style:justify-single-word="false"/>
    </style:style>
    <style:style style:name="P8" style:family="paragraph" style:parent-style-name="Standard" style:list-style-name="L3">
      <style:paragraph-properties fo:text-align="justify" style:justify-single-word="false"/>
      <style:text-properties style:font-name="Liberation Serif" fo:font-size="12pt" style:font-size-asian="12pt" style:font-name-complex="Verdana" style:font-size-complex="12pt"/>
    </style:style>
    <style:style style:name="T1" style:family="text">
      <style:text-properties style:font-name="Liberation Serif" fo:font-size="12pt" style:font-size-asian="12pt" style:font-size-complex="12pt"/>
    </style:style>
    <style:style style:name="T2" style:family="text">
      <style:text-properties style:font-name="Liberation Serif" fo:font-size="12pt" style:font-size-asian="12pt" style:font-name-complex="Verdana" style:font-size-complex="12pt"/>
    </style:style>
    <style:style style:name="T3" style:family="text">
      <style:text-properties style:font-name="Liberation Serif" fo:font-size="12pt" style:font-name-asian="Verdana" style:font-size-asian="12pt" style:font-name-complex="Verdana"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4446830" text:style-name="L1">
        <text:list-item>
          <text:p text:style-name="P5">When synchronization between process(s) and/or thread(s) is required? What are synchronization mechanisms available in Linux system? </text:p>
        </text:list-item>
      </text:list>
      <text:p text:style-name="P1"/>
      <text:list xml:id="list747743561" text:style-name="L2">
        <text:list-item>
          <text:p text:style-name="P6">When several processes access and manipulate the same data concurrently, then outcome of the execution depends on the particular order in which the access takes place, this is called a race condition. </text:p>
        </text:list-item>
        <text:list-item>
          <text:p text:style-name="P6">To guard against the race condition stated above, we need to ensure that only one process at a time can manipulat the variable. </text:p>
        </text:list-item>
        <text:list-item>
          <text:p text:style-name="P6">To make such a guarantee, we require that the processes be synchronized in some way. </text:p>
        </text:list-item>
        <text:list-item>
          <text:p text:style-name="P6">More over if the operation is critical and needed to be done atomically that is non interruptable then synchronization is required between processes and/or threads.</text:p>
        </text:list-item>
        <text:list-item>
          <text:p text:style-name="P6">Linux uses three synchronization mechanisms which are,</text:p>
          <text:list>
            <text:list-item>
              <text:p text:style-name="P6">Semaphore</text:p>
            </text:list-item>
            <text:list-item>
              <text:p text:style-name="P6">Mutex</text:p>
            </text:list-item>
            <text:list-item>
              <text:p text:style-name="P6">Spin-Lock</text:p>
            </text:list-item>
          </text:list>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2141845349" text:continue-list="list364446830" text:style-name="L1">
        <text:list-item>
          <text:p text:style-name="P5">Explain why spinlocks are not appropriate for single-processor systems yet are often used in multiprocessor systems. </text:p>
          <text:p text:style-name="P5"/>
        </text:list-item>
      </text:list>
      <text:list xml:id="list1524349388" text:style-name="L3">
        <text:list-item>
          <text:p text:style-name="P7">In multiprocessor systems spin locks are implemented because,<text:span text:style-name="T1"> </text:span><text:span text:style-name="docemphasis"><text:span text:style-name="T2">Spin</text:span></text:span><text:span text:style-name="docemphasis"><text:span text:style-name="T3"> </text:span></text:span><text:span text:style-name="docemphasis"><text:span text:style-name="T2">locks</text:span></text:span><text:span text:style-name="T3"> </text:span><text:span text:style-name="T2">are</text:span><text:span text:style-name="T3"> </text:span><text:span text:style-name="T2">a</text:span><text:span text:style-name="T3"> </text:span><text:span text:style-name="T2">special</text:span><text:span text:style-name="T3"> </text:span><text:span text:style-name="T2">kind</text:span><text:span text:style-name="T3"> </text:span><text:span text:style-name="T2">of</text:span><text:span text:style-name="T3"> </text:span><text:span text:style-name="T2">lock</text:span><text:span text:style-name="T3"> </text:span><text:span text:style-name="T2">designed</text:span><text:span text:style-name="T3"> </text:span><text:span text:style-name="T2">to</text:span><text:span text:style-name="T3"> </text:span><text:span text:style-name="T2">work</text:span><text:span text:style-name="T3"> </text:span><text:span text:style-name="T2">in</text:span><text:span text:style-name="T3"> </text:span><text:span text:style-name="T2">a</text:span><text:span text:style-name="T3"> </text:span><text:span text:style-name="T2">multiprocessor</text:span><text:span text:style-name="T3"> </text:span><text:span text:style-name="T2">environment.</text:span><text:span text:style-name="T3"> </text:span><text:span text:style-name="T2">If</text:span><text:span text:style-name="T3"> </text:span><text:span text:style-name="T2">the</text:span><text:span text:style-name="T3"> </text:span><text:span text:style-name="T2">kernel</text:span><text:span text:style-name="T3"> </text:span><text:span text:style-name="T2">control</text:span><text:span text:style-name="T3"> </text:span><text:span text:style-name="T2">path</text:span><text:span text:style-name="T3"> </text:span><text:span text:style-name="T2">finds</text:span><text:span text:style-name="T3"> </text:span><text:span text:style-name="T2">the</text:span><text:span text:style-name="T3"> </text:span><text:span text:style-name="T2">spin</text:span><text:span text:style-name="T3"> </text:span><text:span text:style-name="T2">lock</text:span><text:span text:style-name="T3"> </text:span><text:span text:style-name="T2">"open,"</text:span><text:span text:style-name="T3"> </text:span><text:span text:style-name="T2">it</text:span><text:span text:style-name="T3"> </text:span><text:span text:style-name="T2">acquires</text:span><text:span text:style-name="T3"> </text:span><text:span text:style-name="T2">the</text:span><text:span text:style-name="T3"> </text:span><text:span text:style-name="T2">lock</text:span><text:span text:style-name="T3"> </text:span><text:span text:style-name="T2">and</text:span><text:span text:style-name="T3"> </text:span><text:span text:style-name="T2">continues</text:span><text:span text:style-name="T3"> </text:span><text:span text:style-name="T2">its</text:span><text:span text:style-name="T3"> </text:span><text:span text:style-name="T2">execution.</text:span><text:span text:style-name="T3"> </text:span><text:span text:style-name="T2">Conversely,</text:span><text:span text:style-name="T3"> </text:span><text:span text:style-name="T2">if</text:span><text:span text:style-name="T3"> </text:span><text:span text:style-name="T2">the</text:span><text:span text:style-name="T3"> </text:span><text:span text:style-name="T2">kernel</text:span><text:span text:style-name="T3"> </text:span><text:span text:style-name="T2">control</text:span><text:span text:style-name="T3"> </text:span><text:span text:style-name="T2">path</text:span><text:span text:style-name="T3"> </text:span><text:span text:style-name="T2">finds</text:span><text:span text:style-name="T3"> </text:span><text:span text:style-name="T2">the</text:span><text:span text:style-name="T3"> </text:span><text:span text:style-name="T2">lock</text:span><text:span text:style-name="T3"> </text:span><text:span text:style-name="T2">"closed"</text:span><text:span text:style-name="T3"> </text:span><text:span text:style-name="T2">by</text:span><text:span text:style-name="T3"> </text:span><text:span text:style-name="T2">a</text:span><text:span text:style-name="T3"> </text:span><text:span text:style-name="T2">kernel</text:span><text:span text:style-name="T3"> </text:span><text:span text:style-name="T2">control</text:span><text:span text:style-name="T3"> </text:span><text:span text:style-name="T2">path</text:span><text:span text:style-name="T3"> </text:span><text:span text:style-name="T2">running</text:span><text:span text:style-name="T3"> </text:span><text:span text:style-name="T2">on</text:span><text:span text:style-name="T3"> </text:span><text:span text:style-name="T2">another</text:span><text:span text:style-name="T3"> </text:span><text:span text:style-name="T2">CPU,</text:span><text:span text:style-name="T3"> </text:span><text:span text:style-name="T2">it</text:span><text:span text:style-name="T3"> </text:span><text:span text:style-name="T2">"spins"</text:span><text:span text:style-name="T3"> </text:span><text:span text:style-name="T2">around,</text:span><text:span text:style-name="T3"> </text:span><text:span text:style-name="T2">repeatedly</text:span><text:span text:style-name="T3"> </text:span><text:span text:style-name="T2">executing</text:span><text:span text:style-name="T3"> </text:span><text:span text:style-name="T2">a</text:span><text:span text:style-name="T3"> </text:span><text:span text:style-name="T2">tight</text:span><text:span text:style-name="T3"> </text:span><text:span text:style-name="T2">instruction</text:span><text:span text:style-name="T3"> </text:span><text:span text:style-name="T2">loop,</text:span><text:span text:style-name="T3"> </text:span><text:span text:style-name="T2">until</text:span><text:span text:style-name="T3"> </text:span><text:span text:style-name="T2">the</text:span><text:span text:style-name="T3"> </text:span><text:span text:style-name="T2">lock</text:span><text:span text:style-name="T3"> </text:span><text:span text:style-name="T2">is</text:span><text:span text:style-name="T3"> </text:span><text:span text:style-name="T2">released.</text:span></text:p>
        </text:list-item>
        <text:list-item>
          <text:p text:style-name="P8">In uniprocessor or single-processor systems there is no need of spin locks as there will be no other process is ongoing with a process running on a CPU and as the spin locks do nothing but waste the time (for mili seconds only) single-processor systems do no require them.</text:p>
        </text:list-item>
      </text:list>
      <text:p text:style-name="P1"/>
      <text:p text:style-name="P1"/>
      <text:p text:style-name="P1"/>
      <text:p text:style-name="P1"/>
      <text:p text:style-name="P1"/>
      <text:p text:style-name="P1"/>
      <text:p text:style-name="P1"/>
      <text:p text:style-name="P1"/>
      <text:list xml:id="list416498762" text:continue-list="list2141845349" text:style-name="L1">
        <text:list-item>
          <text:p text:style-name="P5"><text:soft-page-break/>The Sleeping-Barber Problem. A barbershop consists of a waiting room with n chairs, and the barber room containing the barber chair. If there are no customers to be served, the barber goes to sleep. If a customer enters the barbershop and all chairs are occupied, then the customer leaves the shop. If the barber is busy, but chairs are available, then the customer sits in one of the free chairs. If the barber is asleep, the customer wakes up the barber. Write a pseudo program to co-ordinate the barber and the customers. </text:p>
        </text:list-item>
      </text:list>
      <text:p text:style-name="P1"/>
      <text:p text:style-name="P1"><text:tab/>semaphore customers = 0;<text:tab/><text:tab/><text:tab/>//Semaphore for cudtomers</text:p>
      <text:p text:style-name="P1"><text:tab/>semaphore barber = 0;<text:tab/><text:tab/><text:tab/>//Semaphore for barber</text:p>
      <text:p text:style-name="P1"><text:tab/>semaphore cutting = 0;<text:tab/><text:tab/><text:tab/>//Semaphore for cutting hair</text:p>
      <text:p text:style-name="P1"><text:tab/>semaphore mutex = 1;<text:tab/><text:tab/><text:tab/>//Mutex for accessing a customer </text:p>
      <text:p text:style-name="P1"><text:tab/>int customer = 0;<text:tab/><text:tab/><text:tab/><text:tab/>//Number of customer availbale stored here</text:p>
      <text:p text:style-name="P1"><text:tab/>void barber() </text:p>
      <text:p text:style-name="P1"><text:tab/>{</text:p>
      <text:p text:style-name="P1"><text:tab/><text:tab/>while(true) </text:p>
      <text:p text:style-name="P1"><text:tab/><text:tab/>{</text:p>
      <text:p text:style-name="P1"><text:tab/><text:tab/><text:tab/>wait(customers);<text:tab/><text:tab/>//Sleep when there are no waiting customers</text:p>
      <text:p text:style-name="P1"><text:tab/><text:tab/><text:tab/>wait(mutex);<text:tab/><text:tab/><text:tab/>//Wait till the customer is available</text:p>
      <text:p text:style-name="P1"><text:tab/><text:tab/><text:tab/>customers = customers – 1;<text:tab/>//Serving a customer</text:p>
      <text:p text:style-name="P1"><text:tab/><text:tab/><text:tab/>signal(barber);<text:tab/><text:tab/><text:tab/>//Barber is free to cut the hairs</text:p>
      <text:p text:style-name="P1"><text:tab/><text:tab/><text:tab/>signal(mutex);<text:tab/><text:tab/><text:tab/>//One more customer can be there if the queue <text:tab/><text:tab/><text:tab/><text:tab/><text:tab/><text:tab/><text:tab/> <text:s/>was full</text:p>
      <text:p text:style-name="P1"><text:tab/><text:tab/><text:tab/>cut_hair();<text:tab/><text:tab/><text:tab/>//Cut the hairs</text:p>
      <text:p text:style-name="P1"><text:tab/><text:tab/>}</text:p>
      <text:p text:style-name="P1"><text:tab/>}</text:p>
      <text:p text:style-name="P1"/>
      <text:p text:style-name="P1"><text:tab/>void customer() </text:p>
      <text:p text:style-name="P1"><text:tab/>{</text:p>
      <text:p text:style-name="P1"><text:tab/><text:tab/>wait(mutex);<text:tab/><text:tab/><text:tab/><text:tab/>//Wait if the customer is served</text:p>
      <text:p text:style-name="P1"><text:tab/><text:tab/>if (customers1 &lt; n) <text:tab/><text:tab/><text:tab/>//If queue is not full</text:p>
      <text:p text:style-name="P1"><text:tab/><text:tab/>{</text:p>
      <text:p text:style-name="P1"><text:tab/><text:tab/><text:tab/>customers = customers + 1;<text:tab/>//Customer will sit down</text:p>
      <text:p text:style-name="P1"><text:tab/><text:tab/><text:tab/>signal(customers);<text:tab/><text:tab/>//Signal a customer for clear line</text:p>
      <text:p text:style-name="P1"><text:tab/><text:tab/><text:tab/>signal(mutex);<text:tab/><text:tab/><text:tab/>//One more customer is available</text:p>
      <text:p text:style-name="P1"><text:tab/><text:tab/><text:tab/>wait(barber);<text:tab/><text:tab/><text:tab/>//Wait for available barber</text:p>
      <text:p text:style-name="P1"><text:tab/><text:tab/><text:tab/>get_haircut();<text:tab/><text:tab/><text:tab/>//Get the hair cut here</text:p>
      <text:p text:style-name="P1"><text:tab/><text:tab/>}</text:p>
      <text:p text:style-name="P1"><text:tab/><text:tab/>else </text:p>
      <text:p text:style-name="P1"><text:tab/><text:tab/>{ <text:tab/><text:tab/><text:tab/><text:tab/><text:tab/>//do nothing (leave) when all chairs are used.</text:p>
      <text:p text:style-name="P1"><text:tab/><text:tab/><text:tab/>signal(mutex);<text:tab/><text:tab/><text:tab/>//Tell a customer to come for hair cut</text:p>
      <text:p text:style-name="P1"><text:tab/><text:tab/>}</text:p>
      <text:p text:style-name="P1"><text:tab/>}</text:p>
      <text:p text:style-name="P1"/>
      <text:p text:style-name="P1"><text:tab/>cut_hair()</text:p>
      <text:p text:style-name="P1"><text:tab/>{</text:p>
      <text:p text:style-name="P1"><text:tab/><text:tab/>Cutting hairs;</text:p>
      <text:p text:style-name="P1"><text:tab/>}</text:p>
      <text:p text:style-name="P1"><text:tab/></text:p>
      <text:p text:style-name="P1"><text:tab/>get_haircut()</text:p>
      <text:p text:style-name="P1"><text:tab/>{</text:p>
      <text:p text:style-name="P1"><text:tab/><text:tab/>Get hair cut for some time;</text:p>
      <text:p text:style-name="P1"><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docemphasis"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jas Prajapati</meta:initial-creator>
    <meta:creation-date>2015-07-30T14:06:04</meta:creation-date>
    <meta:generator>LibreOffice/3.5$Linux_X86_64 LibreOffice_project/350m1$Build-2</meta:generator>
    <dc:date>2015-07-31T10:35:19</dc:date>
    <dc:creator>Tejas Prajapati</dc:creator>
    <meta:editing-duration>PT4H53M41S</meta:editing-duration>
    <meta:editing-cycles>32</meta:editing-cycles>
    <meta:document-statistic meta:table-count="0" meta:image-count="0" meta:object-count="0" meta:page-count="2" meta:paragraph-count="55" meta:word-count="549" meta:character-count="3436" meta:non-whitespace-character-count="2788"/>
  </office:meta>
</office:document-meta>
</file>